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6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8" style:family="paragraph" style:parent-style-name="Normale"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4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5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6" style:family="paragraph" style:parent-style-name="Standard">
      <style:paragraph-properties fo:background-color="transparent">
        <style:tab-stops/>
        <style:background-image/>
      </style:paragraph-properties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8" style:family="paragraph" style:parent-style-name="Text_20_body">
      <style:text-properties style:font-name="Times New Roman" fo:font-size="10.5pt" style:font-size-asian="10.5pt" style:font-size-complex="10.5pt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4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letter-spacing="-0.005cm" fo:font-style="normal" style:font-size-asian="11pt" style:font-style-asian="normal" style:font-size-complex="11pt" style:font-style-complex="normal"/>
    </style:style>
    <style:style style:name="T14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5" style:family="text">
      <style:text-properties style:font-name="Arial" fo:font-weight="normal" fo:background-color="#ffff00" style:font-weight-asian="normal" style:font-weight-complex="normal"/>
    </style:style>
    <style:style style:name="T16" style:family="text">
      <style:text-properties style:font-name="Arial" fo:font-size="9pt" style:text-underline-style="none" fo:background-color="#ffff00" style:font-size-asian="9pt" style:font-size-complex="9pt"/>
    </style:style>
    <style:style style:name="T17" style:family="text">
      <style:text-properties style:font-name="Arial" fo:language="it" fo:country="IT" style:font-name-complex="Times New Roman"/>
    </style:style>
    <style:style style:name="T18" style:family="text">
      <style:text-properties style:font-name="Arial" fo:font-style="italic" style:font-style-asian="italic" style:font-style-complex="italic"/>
    </style:style>
    <style:style style:name="T19" style:family="text">
      <style:text-properties style:use-window-font-color="true" style:font-name="Arial" fo:font-style="italic" style:font-style-asian="italic" style:font-style-complex="italic"/>
    </style:style>
    <style:style style:name="T20" style:family="text">
      <style:text-properties style:use-window-font-color="true" fo:font-style="normal" style:text-underline-style="none" fo:background-color="transparent" style:font-style-asian="normal" style:font-style-complex="normal"/>
    </style:style>
    <style:style style:name="T21" style:family="text">
      <style:text-properties style:use-window-font-color="true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2" style:family="text">
      <style:text-properties style:use-window-font-color="true" fo:background-color="transparen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fo:background-color="transparent" style:font-weight-asian="bold" style:font-weight-complex="bold"/>
    </style:style>
    <style:style style:name="T25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7" style:family="text">
      <style:text-properties fo:background-color="#ffff00"/>
    </style:style>
    <style:style style:name="T28" style:family="text">
      <style:text-properties fo:font-weight="normal" fo:background-color="transparent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fo:background-color="#ffff0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23">RACCOMANDATA A.R al richiedente</text:p>
            <text:p text:style-name="P24">inviata a mezzo pec al tecnico</text:p>
            <text:p text:style-name="P25">oppure</text:p>
            <text:p text:style-name="P9"><text:span text:style-name="Car._20_predefinito_20_paragrafo"><text:span text:style-name="T16">inviata a mezzo pec al tecnico </text:span></text:span></text:p>
            <text:p text:style-name="P24">incaricato anche in qualità di </text:p>
            <text:p text:style-name="P24">soggetto delegato dal richiedente</text:p>
          </table:table-cell>
        </table:table-row>
      </table:table>
      <text:p text:style-name="Text_20_body"><text:span text:style-name="Car._20_predefinito_20_paragrafo"><text:span text:style-name="T8"/></text:span></text:p>
      <text:p text:style-name="Text_20_body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38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9">Rif. </text:span></text:span><text:span text:style-name="Car._20_predefinito_20_paragrafo"><text:span text:style-name="T10">pratica <text:s/>[numero] - </text:span></text:span><text:span text:style-name="Car._20_predefinito_20_paragrafo"><text:span text:style-name="T11">sigla</text:span></text:span></text:p>
            <text:p text:style-name="Normale"><text:span text:style-name="Car._20_predefinito_20_paragrafo"><text:span text:style-name="T10"/></text:span></text:p>
            <text:p text:style-name="Normale"><text:span text:style-name="Car._20_predefinito_20_paragrafo"><text:span text:style-name="T12"/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27">Al Sig. [richiedenti.nominativo;block=tbs:row;]</text:p>
            <text:p text:style-name="P27">[richiedenti.indirizzo]</text:p>
            <text:p text:style-name="P27">[richiedenti.cap] [richiedenti.comune] ([richiedenti.prov])</text:p>
            <text:p text:style-name="P27">in qualità di [richiedenti.titolo]</text:p>
            <text:p text:style-name="P27">della [richiedenti.ragsoc]</text:p>
            <text:p text:style-name="P27">[richiedenti.sede]</text:p>
            <text:p text:style-name="P27">[richiedenti.capd] [richiedenti.comuned] ([richiedenti.provd])</text:p>
            <text:p text:style-name="P14">[richiedenti.pec]</text:p>
            <text:p text:style-name="P27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27">Al [progettisti.nominativo;block=tbs:row;]</text:p>
            <text:p text:style-name="P27"><text:span text:style-name="Car._20_predefinito_20_paragrafo"><text:span text:style-name="T6">[progettisti.pec]</text:span></text:span></text:p>
            <text:p text:style-name="P30"><text:span text:style-name="Car._20_predefinito_20_paragrafo"><text:span text:style-name="T10"/></text:span></text:p>
          </table:table-cell>
        </table:table-row>
      </table:table>
      <text:p text:style-name="P28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5">Oggetto:</text:p>
          </table:table-cell>
          <table:table-cell table:style-name="Tabella2.A1" office:value-type="string">
            <text:p text:style-name="P33"><text:span text:style-name="Car._20_predefinito_20_paragrafo"><text:span text:style-name="T14">${documentRoot.protocollo.OGGETTO_PROTOCOLLO_DEFINITIVO} </text:span></text:span></text:p>
          </table:table-cell>
        </table:table-row>
      </table:table>
      <text:p text:style-name="P3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Oggetto:</text:p>
          </table:table-cell>
          <table:table-cell table:style-name="Tabella3.A1" office:value-type="string">
            <text:p text:style-name="P44"><text:span text:style-name="Car._20_predefinito_20_paragrafo"><text:span text:style-name="T29">Segnalazione certificata di inizio attività relativa all'accertamento di conformità ai sensi dell’art. 37, comma 4 del DPR 380/01 per l'avvenuta realizzazione di “[oggetto]” presso [ubicazione]. Comunicazioni.</text:span></text:span></text:p>
          </table:table-cell>
        </table:table-row>
      </table:table>
      <text:p text:style-name="P43"/>
      <text:p text:style-name="P45"><text:span text:style-name="T25"><text:tab/></text:span><text:span text:style-name="Car._20_predefinito_20_paragrafo"><text:span text:style-name="T2"> In riferimento alla segnalazione certificata di inizio attività (SCIA) presentata in data [data_presentazione] ai sensi dell’art. 37, comma 4 del DPR 380/01 e s.m.i., recepita agli atti al prot. n° [protocollo] del [data_protocollo], riscontrato che le opere oggetto di sanatoria consistono in interventi minori, come definiti nella Determinazione Dirigenziale dello scrivente Settore n° 3195 del 25/09/2017, si comunica che la somma di € 516,00, già versata, è da intendersi quale integrale corresponsione di quanto dovuto per la sanatoria.</text:span></text:span></text:p>
      <text:p text:style-name="P46"><text:span text:style-name="Car._20_predefinito_20_paragrafo"><text:span text:style-name="T13"><text:tab/>Pertanto non si rendono necessari ulteriori adempimenti a perfezionamento della sanatoria di cui al comma 4 art. 37 DPR 380/2001.</text:span></text:span></text:p>
      <text:p text:style-name="P43"/>
      <text:p text:style-name="P37"><text:soft-page-break/>Distinti saluti.</text:p>
      <text:p text:style-name="P1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8"/>
          </table:table-cell>
          <table:table-cell table:style-name="Tabella5.A1" office:value-type="string">
            <text:p text:style-name="P12">Il Dirigente</text:p>
          </table:table-cell>
        </table:table-row>
        <table:table-row table:style-name="Tabella5.1"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18">${documentRoot.protocollo.DIRIGENTE_DEFINITIVO} </text:p>
            <text:p text:style-name="P4">(Sottoscritto digitalmente ai sensi</text:p>
            <text:p text:style-name="P4">dell'art. 21 D.Lgs n. 82/2005 e s.m.i.)</text:p>
            <text:p text:style-name="P18"/>
          </table:table-cell>
        </table:table-row>
      </table:table>
      <text:p text:style-name="P20">REFERENTI PER LA PRATICA:</text:p>
      <text:p text:style-name="P21">Istruttore della pratica: <text:span text:style-name="T5"><text:s/>[istruttore_tecnico]</text:span> (0198310 <text:s text:c="8"/>)</text:p>
      <text:p text:style-name="P22">Responsabile dell'U.O. Edilizia certificata Arch. Caterina Curti</text:p>
      <text:p text:style-name="P3"><text:span text:style-name="Car._20_predefinito_20_paragrafo"><text:span text:style-name="T4"/></text:span></text:p>
      <text:p text:style-name="P39"/>
      <text:p text:style-name="P3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09:12:22.38</dc:date>
    <meta:print-date>2013-02-20T09:35:00</meta:print-date>
    <meta:editing-cycles>51</meta:editing-cycles>
    <meta:editing-duration>PT4H18M43S</meta:editing-duration>
    <meta:generator>OpenOffice/4.1.0$Win32 OpenOffice.org_project/410m18$Build-9764</meta:generator>
    <meta:document-statistic meta:table-count="6" meta:image-count="1" meta:object-count="0" meta:page-count="2" meta:paragraph-count="47" meta:word-count="276" meta:character-count="2496"/>
  </office:meta>
</office:document-meta>
</file>